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draw:textarea-vertical-align="top" fo:min-height="5.056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20.11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text-properties fo:color="#ffff00" loext:opacity="100%"/>
    </style:style>
    <style:style style:name="P2" style:family="paragraph">
      <style:text-properties fo:color="#ffff00" loext:opacity="100%"/>
    </style:style>
    <style:style style:name="P3" style:family="paragraph">
      <style:paragraph-properties fo:text-align="start"/>
      <style:text-properties fo:color="#ffff00" loext:opacity="100%" fo:font-size="56.9000015258789pt"/>
    </style:style>
    <style:style style:name="P4" style:family="paragraph">
      <style:paragraph-properties fo:margin-top="0.42cm" fo:margin-bottom="0.35cm" fo:text-align="start"/>
      <style:text-properties fo:color="#ffff00" loext:opacity="100%" fo:font-size="56.9000015258789pt" style:font-size-asian="10pt" style:font-size-complex="10pt"/>
    </style:style>
    <style:style style:name="P5" style:family="paragraph">
      <style:paragraph-properties fo:margin-top="0.42cm" fo:margin-bottom="0.35cm" fo:text-align="end"/>
      <style:text-properties fo:color="#ffff00" loext:opacity="100%" fo:font-size="56.9000015258789pt" style:font-size-asian="10pt" style:font-size-complex="10pt"/>
    </style:style>
    <style:style style:name="P6" style:family="paragraph">
      <loext:graphic-properties draw:fill-color="#ffffff"/>
      <style:paragraph-properties fo:text-align="start"/>
      <style:text-properties fo:color="#ffff00" loext:opacity="100%" fo:font-size="56.9000015258789pt"/>
    </style:style>
    <style:style style:name="P7" style:family="paragraph">
      <loext:graphic-properties draw:fill-color="#ffffff"/>
    </style:style>
    <style:style style:name="P8" style:family="paragraph">
      <style:paragraph-properties fo:margin-top="0.42cm" fo:margin-bottom="0.35cm"/>
      <style:text-properties fo:color="#ffff00" loext:opacity="100%" fo:font-size="10pt" style:font-size-asian="10pt" style:font-size-complex="10pt"/>
    </style:style>
    <style:style style:name="T1" style:family="text">
      <style:text-properties fo:color="#ffff00" loext:opacity="100%" fo:font-size="36pt" style:font-size-asian="36pt" style:font-size-complex="36pt"/>
    </style:style>
    <style:style style:name="T2" style:family="text">
      <style:text-properties fo:color="#ffff00" loext:opacity="100%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1"><text:span text:style-name="T1">Cykl życia branży.</text:span><text:span text:style-name="T1"><text:line-break/></text:span><text:span text:style-name="T1">Nawigacja Dynamiką Ewolucji Biznesu</text:span></text:p>
          </draw:text-box>
        </draw:frame>
        <draw:frame presentation:style-name="pr2" draw:text-style-name="P6" draw:layer="layout" svg:width="14.172cm" svg:height="22.078cm" svg:x="0.786cm" svg:y="6.548cm" presentation:class="subtitle" presentation:user-transformed="true">
          <draw:text-box>
            <text:list text:style-name="L2">
              <text:list-item>
                <text:p text:style-name="P3"><text:span text:style-name="T2">Charakteryzuje się etapami wzrostu, dojrzałości i upadku, podobne do innych organizmów.</text:span></text:p>
                <text:p text:style-name="P3"><text:span text:style-name="T2"/></text:p>
              </text:list-item>
              <text:list-item>
                <text:p text:style-name="P4"><text:span text:style-name="T2">Zrozumienie tego jest kluczowe dla firm, aby planować skutecznie, dostosowywać się do zmian i wykorzystywać możliwości.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5"><text:span text:style-name="T2">Kazimir Shkirtovsky</text:span></text:p>
                <text:p text:style-name="P5"><text:span text:style-name="T2">Zarządzanie, 4 sem.</text:span></text:p>
                <text:p text:style-name="P4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Defenicja</text:span></text:p>
          </draw:text-box>
        </draw:frame>
        <draw:frame presentation:style-name="pr2" draw:text-style-name="P6" draw:layer="layout" svg:width="14.172cm" svg:height="20.113cm" svg:x="0.786cm" svg:y="6.548cm" presentation:class="subtitle" presentation:user-transformed="true">
          <draw:text-box>
            <text:list text:style-name="L2">
              <text:list-item>
                <text:p text:style-name="P3"><text:span text:style-name="T2">Cyklu Życia Branży to jest model przedstawiający etapy, przez które branże ewoluują w czasie. Jest potrzebny do zrozumienia dynamiki konkurencji, postępu technologicznego, nasycenia rynku i innowacji w ramach branży.</text:span></text:p>
              </text:list-item>
              <text:list-item>
                <text:p text:style-name="P3"><text:span text:style-name="T2">Branże zazwyczaj przechodzą przez cztery główne etapy: </text:span><text:span text:style-name="T2"><text:tab/></text:span><text:span text:style-name="T2"> <text:s text:c="2"/></text:span></text:p>
                <text:list>
                  <text:list-item>
                    <text:list>
                      <text:list-item>
                        <text:p text:style-name="P3"><text:span text:style-name="T2">Wprowadzenie </text:span></text:p>
                      </text:list-item>
                      <text:list-item>
                        <text:p text:style-name="P3"><text:span text:style-name="T2">Wzrost</text:span></text:p>
                      </text:list-item>
                      <text:list-item>
                        <text:p text:style-name="P3"><text:span text:style-name="T2">Dojrzałość</text:span></text:p>
                      </text:list-item>
                      <text:list-item>
                        <text:p text:style-name="P3"><text:span text:style-name="T2">Upadek</text:span></text:p>
                      </text:list-item>
                    </text:list>
                  </text:list-item>
                </text:list>
                <text:p text:style-name="P3"/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Wprowadzenie</text:span></text:p>
          </draw:text-box>
        </draw:frame>
        <draw:frame presentation:style-name="pr2" draw:text-style-name="P6" draw:layer="layout" svg:width="14.172cm" svg:height="20.113cm" svg:x="0.786cm" svg:y="6.548cm" presentation:class="subtitle" presentation:user-transformed="true">
          <draw:text-box>
            <text:list text:style-name="L2">
              <text:list-item>
                <text:p text:style-name="P3"><text:span text:style-name="T2">Urodzenie branży, wstęp do rynku charakteryzujący się dużym stopniem niepewności i ryzykiem.</text:span></text:p>
                <text:p text:style-name="P3"><text:span text:style-name="T2"/></text:p>
              </text:list-item>
              <text:list-item>
                <text:p text:style-name="P3"><text:span text:style-name="T2">Innowacyjne produkty lub usługi są wprowadzane, często mają w sobie przełomowe technologie i/lub popyt rynkowy.</text:span></text:p>
                <text:p text:style-name="P3"><text:span text:style-name="T2"/></text:p>
              </text:list-item>
              <text:list-item>
                <text:p text:style-name="P3"><text:span text:style-name="T2">Akceptacja rynku jest niska, a zyski mogą być minimalne lub negatywne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Wzrost</text:span></text:p>
          </draw:text-box>
        </draw:frame>
        <draw:frame presentation:style-name="pr2" draw:text-style-name="P6" draw:layer="layout" svg:width="14.172cm" svg:height="20.113cm" svg:x="0.786cm" svg:y="6.548cm" presentation:class="subtitle" presentation:user-transformed="true">
          <draw:text-box>
            <text:list text:style-name="L2">
              <text:list-item>
                <text:p text:style-name="P3"><text:span text:style-name="T2">Na etapie wzrostu branża doświadcza szybkiego rozwoju w miarę wzrostu popytu i przyjęcia produktu lub usługi przez wczesnych adopterów.</text:span></text:p>
                <text:p text:style-name="P3"><text:span text:style-name="T2"/></text:p>
              </text:list-item>
              <text:list-item>
                <text:p text:style-name="P3"><text:span text:style-name="T2">Konkurencja zaostrza się, gdy nowi gracze wchodzą na rynek, przyciągnięci potencjałem wysokich zwrotów.</text:span></text:p>
                <text:p text:style-name="P3"><text:span text:style-name="T2"/></text:p>
              </text:list-item>
              <text:list-item>
                <text:p text:style-name="P3"><text:span text:style-name="T2">Rentowność poprawia się, innowacje przyspieszają, a ekonomie skali zaczynają odgrywać istotną rolę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Dojrzałość</text:span></text:p>
          </draw:text-box>
        </draw:frame>
        <draw:frame presentation:style-name="pr2" draw:text-style-name="P6" draw:layer="layout" svg:width="14.172cm" svg:height="20.113cm" svg:x="0.786cm" svg:y="6.548cm" presentation:class="subtitle" presentation:user-transformed="true">
          <draw:text-box>
            <text:list text:style-name="L2">
              <text:list-item>
                <text:p text:style-name="P3"><text:span text:style-name="T2">Branża osiąga płaski etap dojrzałości, charakteryzujący się wolniejszymi wskaźnikami wzrostu i nasyceniem rynku.</text:span></text:p>
                <text:p text:style-name="P3"><text:span text:style-name="T2"/></text:p>
              </text:list-item>
              <text:list-item>
                <text:p text:style-name="P3"><text:span text:style-name="T2">Konkurencja osiąga swój szczyt, co prowadzi do dempingu cen i konsolidacji, gdy słabsi gracze opuszczają rynek lub łączą się z innymi.</text:span></text:p>
                <text:p text:style-name="P3"><text:span text:style-name="T2"/></text:p>
              </text:list-item>
              <text:list-item>
                <text:p text:style-name="P3"><text:span text:style-name="T2">Innowacje skupiają się na różnicowaniu produktów</text:span></text:p>
                <text:p text:style-name="P3"><text:span text:style-name="T2"/></text:p>
              </text:list-item>
              <text:list-item>
                <text:p text:style-name="P3"><text:span text:style-name="T2">Segmentacja rynku staje się kluczowa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Upadek</text:span></text:p>
          </draw:text-box>
        </draw:frame>
        <draw:frame presentation:style-name="pr2" draw:text-style-name="P6" draw:layer="layout" svg:width="14.172cm" svg:height="20.113cm" svg:x="0.786cm" svg:y="6.548cm" presentation:class="subtitle" presentation:user-transformed="true">
          <draw:text-box>
            <text:list text:style-name="L2">
              <text:list-item>
                <text:p text:style-name="P3"><text:span text:style-name="T2">Branża doświadcza spadku popytu, np. z powodu przestarzałej technologii, zmieniających się preferencji konsumentów lub nasycenia rynku.</text:span></text:p>
                <text:p text:style-name="P3"><text:span text:style-name="T2"/></text:p>
              </text:list-item>
              <text:list-item>
                <text:p text:style-name="P3"><text:span text:style-name="T2">Marże zysku maleją, a firmy borykają się z utrzymaniem rentowności.</text:span></text:p>
                <text:p text:style-name="P3"><text:span text:style-name="T2"/></text:p>
              </text:list-item>
              <text:list-item>
                <text:p text:style-name="P3"><text:span text:style-name="T2">Firmy sięgają po środki oszczędnościowe, dywersyfikują swoje działania lub opracowywają strategie wyjścia, aby zminimalizować straty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<text:s/></text:span><text:span text:style-name="T1">Jeszcze raz:</text:span></text:p>
          </draw:text-box>
        </draw:frame>
        <draw:frame presentation:style-name="pr2" draw:text-style-name="P6" draw:layer="layout" svg:width="14.172cm" svg:height="20.92cm" svg:x="0.786cm" svg:y="5.048cm" presentation:class="subtitle" presentation:user-transformed="true">
          <draw:text-box>
            <text:list text:style-name="L2">
              <text:list-item>
                <text:p text:style-name="P3"><text:span text:style-name="T2">Zrozumienie Cyklu Życia Branży jest kluczowe dla firm w formułowaniu skutecznych strategii.</text:span></text:p>
              </text:list-item>
              <text:list-item>
                <text:p text:style-name="P3"><text:span text:style-name="T2">Wprowadzenie: Skup się na rozwoju produktu, ugruntowaniu pozycji na rynku i budowaniu reputacji marki.</text:span></text:p>
              </text:list-item>
              <text:list-item>
                <text:p text:style-name="P3"><text:span text:style-name="T2">Etap Wzrostu: Zwiększaj udział w rynku, inwestuj w skalowanie operacji i korzystaj z przewag pierwszego ruchu.</text:span></text:p>
              </text:list-item>
              <text:list-item>
                <text:p text:style-name="P3"><text:span text:style-name="T2">Etap Dojrzałości: Różnicuj produkty, usprawniaj operacje i eksploruj nowe rynki/segmenty.</text:span></text:p>
              </text:list-item>
              <text:list-item>
                <text:p text:style-name="P3"><text:span text:style-name="T2">Etap Upadku: Dywersyfikuj, innowuj lub strategicznie wycofaj się z rynku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14.172cm" svg:height="5.056cm" svg:x="0.786cm" svg:y="0.918cm" presentation:class="title" presentation:user-transformed="true">
          <draw:text-box>
            <text:p text:style-name="P8"><text:span text:style-name="T1">Dziękuje za uwagę.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9cm" fo:margin-bottom="0cm" fo:text-indent="0cm"/>
      <style:text-properties fo:font-size="49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2cm" fo:margin-bottom="0cm" fo:text-indent="0cm"/>
      <style:text-properties fo:font-size="42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4cm" fo:margin-bottom="0cm" fo:text-indent="0cm"/>
      <style:text-properties fo:font-size="35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6cm" fo:margin-bottom="0cm" fo:text-indent="0cm"/>
      <style:text-properties fo:font-size="35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48cm" fo:page-height="27.99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3.964cm" svg:height="7.047cm" svg:x="3.665cm" svg:y="2.397cm"/>
      <draw:page-thumbnail draw:layer="backgroundobjects" svg:width="3.964cm" svg:height="7.047cm" svg:x="3.665cm" svg:y="10.445cm"/>
      <draw:page-thumbnail draw:layer="backgroundobjects" svg:width="3.964cm" svg:height="7.047cm" svg:x="3.665cm" svg:y="18.493cm"/>
      <draw:page-thumbnail draw:layer="backgroundobjects" svg:width="3.964cm" svg:height="7.047cm" svg:x="13.96cm" svg:y="2.397cm"/>
      <draw:page-thumbnail draw:layer="backgroundobjects" svg:width="3.964cm" svg:height="7.047cm" svg:x="13.96cm" svg:y="10.445cm"/>
      <draw:page-thumbnail draw:layer="backgroundobjects" svg:width="3.964cm" svg:height="7.047cm" svg:x="13.96cm" svg:y="18.49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4.172cm" svg:height="4.673cm" svg:x="0.786cm" svg:y="1.116cm" presentation:class="title" presentation:placeholder="true">
        <draw:text-box/>
      </draw:frame>
      <draw:frame presentation:style-name="Default-outline1" draw:layer="backgroundobjects" svg:width="14.172cm" svg:height="16.233cm" svg:x="0.786cm" svg:y="6.548cm" presentation:class="outline" presentation:placeholder="true">
        <draw:text-box/>
      </draw:frame>
      <draw:frame presentation:style-name="Mpr1" draw:text-style-name="MP2" draw:layer="backgroundobjects" svg:width="3.669cm" svg:height="1.928cm" svg:x="0.786cm" svg:y="25.49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1cm" svg:height="1.928cm" svg:x="5.385cm" svg:y="25.49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8cm" svg:x="11.29cm" svg:y="25.49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07:30:47.925843482</meta:creation-date>
    <dc:date>2024-04-24T07:58:17.538697282</dc:date>
    <meta:editing-duration>PT27M29S</meta:editing-duration>
    <meta:editing-cycles>4</meta:editing-cycles>
    <meta:generator>LibreOffice/24.2.2.2$Linux_X86_64 LibreOffice_project/420$Build-2</meta:generator>
    <meta:document-statistic meta:object-count="52"/>
  </office:meta>
</office:document-meta>
</file>